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.661cm" svg:height="22.995cm" svg:x="0.958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10.948cm" svg:height="2.006cm" svg:x="3.855cm" svg:y="4.145cm">
          <text:p text:style-name="P1">Generate source c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2" draw:layer="layout" svg:width="8.714cm" svg:height="2.052cm" svg:x="4.972cm" svg:y="7.475cm">
          <text:p text:style-name="P2">Obtain grammar for</text:p>
          <text:p text:style-name="P2">Target source language</text:p>
        </draw:rect>
        <draw:custom-shape draw:style-name="gr2" draw:text-style-name="P1" draw:id="id3" draw:layer="layout" svg:width="10.72cm" svg:height="1.871cm" svg:x="4.014cm" svg:y="11.076cm">
          <text:p text:style-name="P1">Other outpu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id="id4" draw:layer="layout" svg:width="8.988cm" svg:height="1.733cm" svg:x="4.835cm" svg:y="14.271cm">
          <text:p text:style-name="P2">Write data declarations</text:p>
        </draw:rect>
        <draw:custom-shape draw:style-name="gr4" draw:text-style-name="P1" draw:id="id7" draw:layer="layout" svg:width="4.502cm" svg:height="1.87cm" svg:x="15.829cm" svg:y="7.795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8" draw:layer="layout" svg:width="4.502cm" svg:height="1.87cm" svg:x="15.829cm" svg:y="14.317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9.327cm" svg:y1="6.149cm" svg:x2="9.329cm" svg:y2="7.475cm" draw:start-shape="id1" draw:start-glue-point="6" draw:end-shape="id2" svg:d="m9327 6149 2 1326">
          <text:p/>
        </draw:connector>
        <draw:connector draw:style-name="gr5" draw:layer="layout" draw:type="line" svg:x1="9.329cm" svg:y1="9.527cm" svg:x2="9.374cm" svg:y2="11.076cm" draw:start-shape="id2" draw:start-glue-point="2" draw:end-shape="id3" svg:d="m9329 9527 45 1549">
          <text:p/>
        </draw:connector>
        <draw:connector draw:style-name="gr5" draw:layer="layout" draw:type="line" svg:x1="9.372cm" svg:y1="12.947cm" svg:x2="9.329cm" svg:y2="14.271cm" draw:start-shape="id3" draw:start-glue-point="6" draw:end-shape="id4" svg:d="m9372 12947-43 1324">
          <text:p/>
        </draw:connector>
        <draw:custom-shape draw:style-name="gr6" draw:text-style-name="P1" draw:id="id6" draw:layer="layout" svg:width="0.776cm" svg:height="1.232cm" svg:x="8.941cm" svg:y="21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layer="layout" draw:type="line" svg:x1="9.353cm" svg:y1="20.482cm" svg:x2="9.328cm" svg:y2="21.798cm" draw:start-shape="id5" draw:end-shape="id6" draw:end-glue-point="4" svg:d="m9353 20482-25 1316">
          <text:p/>
        </draw:connector>
        <draw:connector draw:style-name="gr5" draw:layer="layout" draw:type="curve" svg:x1="13.686cm" svg:y1="8.501cm" svg:x2="18.079cm" svg:y2="9.665cm" draw:start-shape="id2" draw:start-glue-point="1" draw:end-shape="id7" draw:end-glue-point="8" svg:d="m13686 8501c1833 0 1527 982 2167 1573s2226 791 2226-409">
          <text:p/>
        </draw:connector>
        <draw:connector draw:style-name="gr5" draw:layer="layout" draw:type="curve" svg:x1="18.079cm" svg:y1="7.795cm" svg:x2="13.686cm" svg:y2="8.501cm" draw:start-shape="id7" draw:start-glue-point="4" draw:end-shape="id2" draw:end-glue-point="1" svg:d="m18079 7795c0-750-1586-625-2226-261s-334 967-2167 967">
          <text:p/>
        </draw:connector>
        <draw:connector draw:style-name="gr5" draw:layer="layout" draw:type="curve" svg:x1="13.823cm" svg:y1="15.137cm" svg:x2="18.079cm" svg:y2="16.187cm" draw:start-shape="id4" draw:start-glue-point="1" draw:end-shape="id8" draw:end-glue-point="8" svg:d="m13823 15137c1729 0 1441 925 2072 1488s2184 762 2184-438">
          <text:p/>
        </draw:connector>
        <draw:connector draw:style-name="gr5" draw:layer="layout" draw:type="curve" svg:x1="18.079cm" svg:y1="14.317cm" svg:x2="13.823cm" svg:y2="15.137cm" draw:start-shape="id8" draw:start-glue-point="4" draw:end-shape="id4" draw:end-glue-point="1" svg:d="m18079 14317c0-750-1552-625-2184-233s-343 1053-2072 1053">
          <text:p/>
        </draw:connector>
        <draw:rect draw:style-name="gr3" draw:text-style-name="P2" draw:id="id9" draw:layer="layout" svg:width="12.043cm" svg:height="1.503cm" svg:x="3.263cm" svg:y="1.044cm">
          <text:p text:style-name="P2">Determine needed synthesis results</text:p>
        </draw:rect>
        <draw:connector draw:style-name="gr5" draw:layer="layout" draw:type="line" svg:x1="9.284cm" svg:y1="2.547cm" svg:x2="9.327cm" svg:y2="4.145cm" draw:start-shape="id9" draw:start-glue-point="2" draw:end-shape="id1" draw:end-glue-point="4" svg:d="m9284 2547 43 1598">
          <text:p/>
        </draw:connector>
        <draw:connector draw:style-name="gr5" draw:layer="layout" draw:type="lines" draw:line-skew="-0.504cm -0.686cm" svg:x1="3.855cm" svg:y1="5.147cm" svg:x2="4.014cm" svg:y2="12.011cm" draw:start-shape="id1" draw:start-glue-point="5" draw:end-shape="id3" svg:d="m3855 5147h-1004l-23 6864h1186">
          <text:p/>
        </draw:connector>
        <draw:rect draw:style-name="gr3" draw:text-style-name="P2" draw:id="id5" draw:layer="layout" svg:width="8.85cm" svg:height="3.01cm" svg:x="4.928cm" svg:y="17.472cm">
          <text:p text:style-name="P2">Write functions and </text:p>
          <text:p text:style-name="P2">rewrite rules</text:p>
          <text:p text:style-name="P2">to produce results</text:p>
        </draw:rect>
        <draw:connector draw:style-name="gr5" draw:layer="layout" draw:type="line" svg:x1="9.329cm" svg:y1="16.004cm" svg:x2="9.353cm" svg:y2="17.472cm" draw:start-shape="id4" draw:end-shape="id5" draw:end-glue-point="0" svg:d="m9329 16004 24 1468">
          <text:p/>
        </draw:connector>
        <draw:frame draw:style-name="gr7" draw:layer="layout" svg:width="1.035cm" svg:height="1.025cm" svg:x="2.691cm" svg:y="3.832cm">
          <draw:text-box>
            <text:p>No</text:p>
          </draw:text-box>
        </draw:frame>
        <draw:connector draw:style-name="gr5" draw:layer="layout" draw:type="lines" draw:line-skew="-2.008cm -2.922cm" svg:x1="4.014cm" svg:y1="12.011cm" svg:x2="4.928cm" svg:y2="18.977cm" draw:start-shape="id3" draw:start-glue-point="5" draw:end-shape="id5" svg:d="m4014 12011h-2508v6966h3422">
          <text:p/>
        </draw:connector>
        <draw:frame draw:style-name="gr7" draw:layer="layout" svg:width="1.035cm" svg:height="1.025cm" svg:x="1.141cm" svg:y="10.721cm">
          <draw:text-box>
            <text:p>No</text:p>
          </draw:text-box>
        </draw:frame>
        <draw:custom-shape draw:style-name="gr4" draw:text-style-name="P1" draw:id="id10" draw:layer="layout" svg:width="4.502cm" svg:height="1.87cm" svg:x="15.829cm" svg:y="18.058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curve" svg:x1="13.778cm" svg:y1="18.977cm" svg:x2="18.079cm" svg:y2="19.928cm" draw:start-shape="id5" draw:start-glue-point="1" draw:end-shape="id10" draw:end-glue-point="8" svg:d="m13778 18977c1764 0 1470 876 2104 1414s2197 737 2197-463">
          <text:p/>
        </draw:connector>
        <draw:connector draw:style-name="gr5" draw:layer="layout" draw:type="curve" svg:x1="18.079cm" svg:y1="18.058cm" svg:x2="13.778cm" svg:y2="18.977cm" draw:start-shape="id10" draw:start-glue-point="4" draw:end-shape="id5" draw:end-glue-point="1" svg:d="m18079 18058c0-750-1563-625-2197-208s-340 1127-2104 11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12:12:03</dc:date>
    <dc:language>en-US</dc:language>
    <meta:editing-cycles>18</meta:editing-cycles>
    <meta:editing-duration>PT02H22M3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